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3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cleanup ke baad?</text:p>
          </table:table-cell>
        </table:table-row>
        <table:table-row table:style-name="ro1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As abhishek discussed with Nihal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4:47:00.76242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7T23:07:18.233436615</dc:date>
    <meta:editing-duration>PT22H3M25S</meta:editing-duration>
    <meta:editing-cycles>96</meta:editing-cycles>
    <meta:generator>LibreOffice/4.2.6.3$Linux_X86_64 LibreOffice_project/420m0$Build-3</meta:generator>
    <meta:document-statistic meta:table-count="2" meta:cell-count="54" meta:object-count="0"/>
  </office:meta>
</office:document-meta>
</file>